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Date">
      <style:paragraph-properties fo:text-align="center" style:justify-single-word="false"/>
    </style:style>
    <style:style style:name="P19" style:family="paragraph" style:parent-style-name="Code">
      <style:paragraph-properties fo:margin-left="-0.5in" fo:margin-right="0in" fo:text-indent="-0.2201in" style:auto-text-indent="false"/>
    </style:style>
    <style:style style:name="P20" style:family="paragraph" style:parent-style-name="Contents_20_2">
      <style:paragraph-properties>
        <style:tab-stops>
          <style:tab-stop style:position="6.7335in" style:type="right" style:leader-style="dotted" style:leader-text="."/>
        </style:tab-stops>
      </style:paragraph-properties>
    </style:style>
    <style:style style:name="P21" style:family="paragraph" style:parent-style-name="Contents_20_1">
      <style:paragraph-properties>
        <style:tab-stops>
          <style:tab-stop style:position="6.9in" style:type="right" style:leader-style="dotted" style:leader-text="."/>
        </style:tab-stops>
      </style:paragraph-properties>
    </style:style>
    <style:style style:name="P22" style:family="paragraph" style:parent-style-name="Code_20_Indented">
      <style:text-properties fo:font-style="italic" fo:font-weight="normal"/>
    </style:style>
    <style:style style:name="P23" style:family="paragraph" style:parent-style-name="Standard" style:list-style-name="L2"/>
    <style:style style:name="P2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Heading_20_2" style:list-style-name="L1"/>
    <style:style style:name="P39" style:family="paragraph" style:parent-style-name="Heading_20_2" style:list-style-name="L1">
      <style:text-properties fo:font-size="12pt" style:font-size-asian="12pt" style:font-size-complex="12pt"/>
    </style:style>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1"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CAT 2 BladeCenter HowTo</text:p>
      <text:p text:style-name="P17">09/14/2009</text:p>
      <text:p text:style-name="P1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1.Introduction|outline" text:style-name="Internet_20_link" text:visited-style-name="Internet_20_link">1.0 Introduction</text:a><text:tab/>1</text:p>
          <text:p text:style-name="P21"><text:a xlink:type="simple" xlink:href="#2.Download Linux Distro ISOs and Create Repository|outline" text:style-name="Internet_20_link" text:visited-style-name="Internet_20_link">2.0 Download Linux Distro ISOs and Create Repository</text:a><text:tab/>2</text:p>
          <text:p text:style-name="P20"><text:a xlink:type="simple" xlink:href="#2.1.Create Fedora repository|outline" text:style-name="Internet_20_link" text:visited-style-name="Internet_20_link">2.1 Create Fedora repository</text:a><text:tab/>2</text:p>
          <text:p text:style-name="P20"><text:a xlink:type="simple" xlink:href="#2.2.Create SLES repository|outline" text:style-name="Internet_20_link" text:visited-style-name="Internet_20_link">2.2 Create SLES repository</text:a><text:tab/>2</text:p>
          <text:p text:style-name="P21"><text:a xlink:type="simple" xlink:href="#3.Set Up Services on the Management Node|outline" text:style-name="Internet_20_link" text:visited-style-name="Internet_20_link">3.0 Set Up Services on the Management Node</text:a><text:tab/>3</text:p>
          <text:p text:style-name="P20"><text:a xlink:type="simple" xlink:href="#3.1.Set Up networks Table  |outline" text:style-name="Internet_20_link" text:visited-style-name="Internet_20_link">3.1 Set Up networks Table <text:s/></text:a><text:tab/>3</text:p>
          <text:p text:style-name="P20"><text:a xlink:type="simple" xlink:href="#3.2.Set Up DHCP|outline" text:style-name="Internet_20_link" text:visited-style-name="Internet_20_link">3.2 Set Up DHCP</text:a><text:tab/>4</text:p>
          <text:p text:style-name="P20"><text:a xlink:type="simple" xlink:href="#3.3.Set Up NTP|outline" text:style-name="Internet_20_link" text:visited-style-name="Internet_20_link">3.3 Set Up NTP</text:a><text:tab/>4</text:p>
          <text:p text:style-name="P20"><text:a xlink:type="simple" xlink:href="#3.4.Set Up DNS|outline" text:style-name="Internet_20_link" text:visited-style-name="Internet_20_link">3.4 Set Up DNS</text:a><text:tab/>5</text:p>
          <text:p text:style-name="P20"><text:a xlink:type="simple" xlink:href="#3.5.Define AMMs as Nodes|outline" text:style-name="Internet_20_link" text:visited-style-name="Internet_20_link">3.5 Define AMMs as Nodes</text:a><text:tab/>5</text:p>
          <text:p text:style-name="P20"><text:a xlink:type="simple" xlink:href="#3.6.Set Up Password Table|outline" text:style-name="Internet_20_link" text:visited-style-name="Internet_20_link">3.6 Set Up Password Table</text:a><text:tab/>6</text:p>
          <text:p text:style-name="P20"><text:a xlink:type="simple" xlink:href="#3.7.Set Up AMMs|outline" text:style-name="Internet_20_link" text:visited-style-name="Internet_20_link">3.7 Set Up AMMs</text:a><text:tab/>6</text:p>
          <text:p text:style-name="P20"><text:a xlink:type="simple" xlink:href="#3.7.1.Update the AMM Firmware, If Necessary|outline" text:style-name="Internet_20_link" text:visited-style-name="Internet_20_link">3.7.1 Update the AMM Firmware, If Necessary</text:a><text:tab/>6</text:p>
          <text:p text:style-name="P20"><text:a xlink:type="simple" xlink:href="#3.8.Start Up TFTP|outline" text:style-name="Internet_20_link" text:visited-style-name="Internet_20_link">3.8 Start Up TFTP</text:a><text:tab/>7</text:p>
          <text:p text:style-name="P20"><text:a xlink:type="simple" xlink:href="#3.9.Other Services|outline" text:style-name="Internet_20_link" text:visited-style-name="Internet_20_link">3.9 Other Services</text:a><text:tab/>7</text:p>
          <text:p text:style-name="P21"><text:a xlink:type="simple" xlink:href="#4.Define Compute Nodes in the Database|outline" text:style-name="Internet_20_link" text:visited-style-name="Internet_20_link">4.0 Define Compute Nodes in the Database</text:a><text:tab/>7</text:p>
          <text:p text:style-name="P20"><text:a xlink:type="simple" xlink:href="#4.1.Set Up the nodelist Table|outline" text:style-name="Internet_20_link" text:visited-style-name="Internet_20_link">4.1 Set Up the nodelist Table</text:a><text:tab/>7</text:p>
          <text:p text:style-name="P20"><text:a xlink:type="simple" xlink:href="#4.2.Set Up the nodehm table |outline" text:style-name="Internet_20_link" text:visited-style-name="Internet_20_link">4.2 Set Up the nodehm table </text:a><text:tab/>7</text:p>
          <text:p text:style-name="P20"><text:a xlink:type="simple" xlink:href="#4.3.Set Up the mp and mpa Table |outline" text:style-name="Internet_20_link" text:visited-style-name="Internet_20_link">4.3 Set Up the mp and mpa Table </text:a><text:tab/>8</text:p>
          <text:p text:style-name="P20"><text:a xlink:type="simple" xlink:href="#4.4.Set Up Conserver|outline" text:style-name="Internet_20_link" text:visited-style-name="Internet_20_link">4.4 Set Up Conserver</text:a><text:tab/>8</text:p>
          <text:p text:style-name="P20"><text:a xlink:type="simple" xlink:href="#4.5.Set Up the noderes Table|outline" text:style-name="Internet_20_link" text:visited-style-name="Internet_20_link">4.5 Set Up the noderes Table</text:a><text:tab/>8</text:p>
          <text:p text:style-name="P20"><text:a xlink:type="simple" xlink:href="#4.6.Set Up nodetype Table|outline" text:style-name="Internet_20_link" text:visited-style-name="Internet_20_link">4.6 Set Up nodetype Table</text:a><text:tab/>9</text:p>
          <text:p text:style-name="P20"><text:a xlink:type="simple" xlink:href="#4.7.Verify the Tables|outline" text:style-name="Internet_20_link" text:visited-style-name="Internet_20_link">4.7 Verify the Tables</text:a><text:tab/>9</text:p>
          <text:p text:style-name="P20"><text:a xlink:type="simple" xlink:href="#4.8.Set Up Postscripts to be Run on the Nodes|outline" text:style-name="Internet_20_link" text:visited-style-name="Internet_20_link">4.8 Set Up Postscripts to be Run on the Nodes</text:a><text:tab/>9</text:p>
          <text:p text:style-name="P20"><text:a xlink:type="simple" xlink:href="#4.9. Get MAC Addresses for the Blades|outline" text:style-name="Internet_20_link" text:visited-style-name="Internet_20_link">4.9 <text:s/>Get MAC Addresses for the Blades</text:a><text:tab/>10</text:p>
          <text:p text:style-name="P20"><text:a xlink:type="simple" xlink:href="#4.10. Add Compute Nodes to DHCP|outline" text:style-name="Internet_20_link" text:visited-style-name="Internet_20_link">4.10 <text:s/>Add Compute Nodes to DHCP</text:a><text:tab/>10</text:p>
          <text:p text:style-name="P20"><text:a xlink:type="simple" xlink:href="#4.11. Setup Blade for net boot|outline" text:style-name="Internet_20_link" text:visited-style-name="Internet_20_link">4.11 <text:s/>Setup Blade for net boot</text:a><text:tab/>10</text:p>
          <text:p text:style-name="P21"><text:a xlink:type="simple" xlink:href="#5.Diskfull install the Blades|outline" text:style-name="Internet_20_link" text:visited-style-name="Internet_20_link">5.0 Diskfull install the Blades</text:a><text:tab/>10</text:p>
          <text:p text:style-name="P21"><text:a xlink:type="simple" xlink:href="#6.Build and Boot the Stateless Images on the Blades|outline" text:style-name="Internet_20_link" text:visited-style-name="Internet_20_link">6.0 Build and Boot the Stateless Images on the Blades</text:a><text:tab/>11</text:p>
          <text:p text:style-name="P20"><text:a xlink:type="simple" xlink:href="#6.1. Build the Stateless Image|outline" text:style-name="Internet_20_link" text:visited-style-name="Internet_20_link">6.1 <text:s/>Build the Stateless Image</text:a><text:tab/>11</text:p>
          <text:p text:style-name="P20"><text:a xlink:type="simple" xlink:href="#6.2.Test Boot the Stateless Image |outline" text:style-name="Internet_20_link" text:visited-style-name="Internet_20_link">6.2 Test Boot the Stateless Image </text:a><text:tab/>12</text:p>
          <text:p text:style-name="P21"><text:a xlink:type="simple" xlink:href="#7.References|outline" text:style-name="Internet_20_link" text:visited-style-name="Internet_20_link">7.0 References</text:a><text:tab/>12</text:p>
        </text:index-body>
      </text:table-of-content>
      <text:p text:style-name="P14"/>
      <text:list text:style-name="L1">
        <text:list-item>
          <text:h text:style-name="P63"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3" text:outline-level="1">Download Linux Distro ISOs and Create Repository</text:h>
          <text:list>
            <text:list-item>
              <text:h text:style-name="P38"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39"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63" text:outline-level="1">Set Up Services on the Management Node</text:h>
          <text:list>
            <text:list-item>
              <text:h text:style-name="P38"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38"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8"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8" text:outline-level="2"><text:soft-page-break/>Set Up DNS</text:h>
            </text:list-item>
          </text:list>
        </text:list-item>
      </text:list>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8"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19"><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8"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8" text:outline-level="2">Set Up AMMs</text:h>
            </text:list-item>
          </text:list>
        </text:list-item>
      </text:list>
      <text:p text:style-name="Standard"/>
      <text:p text:style-name="Standard"/>
      <text:p text:style-name="P1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8"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soft-page-break/><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8"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8"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3" text:outline-level="1">Define Compute Nodes in the Database</text:h>
        </text:list-item>
      </text:list>
      <text:p text:style-name="Standard"/>
      <text:p text:style-name="P9">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8"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8"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text:soft-page-break/></text:p>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8"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8"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38"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38"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text:soft-page-break/></text:p>
      <text:list text:style-name="L1" text:continue-numbering="true">
        <text:list-item>
          <text:list text:continue-numbering="true">
            <text:list-item>
              <text:h text:style-name="P3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38"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8"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38"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63"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text:soft-page-break/>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63"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38"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ext:soft-page-break/>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2">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38"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23"/>
        </text:list-header>
      </text:list>
      <text:list text:style-name="L1" text:continue-numbering="true">
        <text:list-item>
          <text:h text:style-name="P63" text:outline-level="1">References</text:h>
        </text:list-item>
      </text:list>
      <text:list text:style-name="L3">
        <text:list-item>
          <text:p text:style-name="P25">xCAT web site: <text:s/><text:a xlink:type="simple" xlink:href="http://xcat.sf.net/">http://xcat.sf.net/</text:a> </text:p>
        </text:list-item>
        <text:list-item>
          <text:p text:style-name="P25">xCAT man pages: <text:s/><text:a xlink:type="simple" xlink:href="http://xcat.sf.net/man1/xcat.1.html">http://xcat.sf.net/man1/xcat.1.html</text:a></text:p>
        </text:list-item>
        <text:list-item>
          <text:p text:style-name="P25">xCAT DB table descriptions: <text:a xlink:type="simple" xlink:href="http://xcat.sf.net/man5/xcatdb.5.html">http://xcat.sf.net/man5/xcatdb.5.html</text:a></text:p>
        </text:list-item>
        <text:list-item>
          <text:p text:style-name="P25">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5">xCAT2 Linux Cookbook : <text:a xlink:type="simple" xlink:href="http://xcat.svn.sourceforge.net/svnroot/xcat/xcat-core/trunk/xCAT-client/share/doc/xCAT2.pdf">http://xcat.svn.sourceforge.net/svnroot/xcat/xcat-core/trunk/xCAT-client/share/doc/xCAT2.pdf</text:a></text:p>
        </text:list-item>
        <text:list-item>
          <text:p text:style-name="P25">For installing Torque and Moab : <text:a xlink:type="simple" xlink:href="http://xcat.svn.sourceforge.net/svnroot/xcat/xcat-core/trunk/xCAT-client/share/doc/xCAT2.pdf">http://xcat.svn.sourceforge.net/svnroot/xcat/xcat-core/trunk/xCAT-client/share/doc/xCAT2.pdf</text:a></text:p>
        </text:list-item>
        <text:list-item>
          <text:p text:style-name="P25"><text:soft-page-break/>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5">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5">xCAT on AIX Cookbook: <text:s/><text:a xlink:type="simple" xlink:href="http://xcat.svn.sourceforge.net/svnroot/xcat/xcat-core/trunk/xCAT-client/share/doc/xCAT2onAIX.pdf">http://xcat.svn.sourceforge.net/svnroot/xcat/xcat-core/trunk/xCAT-client/share/doc/xCAT2onAIX.pdf</text:a> </text:p>
        </text:list-item>
        <text:list-item>
          <text:p text:style-name="P25">xCAT wiki: <text:s/><text:a xlink:type="simple" xlink:href="http://xcat.wiki.sourceforge.net/">http://xcat.wiki.sourceforge.net/</text:a> </text:p>
        </text:list-item>
        <text:list-item>
          <text:p text:style-name="P25">xCAT mailing list: <text:s/><text:a xlink:type="simple" xlink:href="http://xcat.org/mailman/listinfo/xcat-user">http://xcat.org/mailman/listinfo/xcat-user</text:a></text:p>
        </text:list-item>
        <text:list-item>
          <text:p text:style-name="P25">xCAT bugs: <text:s/><text:a xlink:type="simple" xlink:href="https://sourceforge.net/tracker/?group_id=208749&amp;atid=1006945">https://sourceforge.net/tracker/?group_id=208749&amp;atid=1006945</text:a></text:p>
        </text:list-item>
        <text:list-item>
          <text:p text:style-name="P25">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date>2009-09-14T13:24:55</dc:date>
    <meta:printed-by>Egan Ford</meta:printed-by>
    <meta:print-date>2008-05-08T10:26:10</meta:print-date>
    <meta:editing-cycles>352</meta:editing-cycles>
    <meta:editing-duration>P9DT7H58M39S</meta:editing-duration>
    <meta:user-defined meta:name="Info 1"/>
    <meta:user-defined meta:name="Info 2"/>
    <meta:user-defined meta:name="Info 3"/>
    <meta:user-defined meta:name="Info 4"/>
    <meta:document-statistic meta:table-count="0" meta:image-count="0" meta:object-count="0" meta:page-count="13" meta:paragraph-count="321" meta:word-count="2760" meta:character-count="17413"/>
  </office:meta>
</office:document-meta>
</file>